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micSansMS" svg:font-family="ComicSansMS" style:font-family-generic="script"/>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Comic Sans MS" fo:font-size="11pt" style:font-size-asian="11pt" style:font-size-complex="11pt"/>
    </style:style>
    <style:style style:name="P2" style:family="paragraph" style:parent-style-name="Standard">
      <style:paragraph-properties fo:text-align="start" style:justify-single-word="false" style:text-autospace="none"/>
      <style:text-properties style:font-name="Comic Sans MS" fo:font-size="11pt" style:font-name-asian="ComicSansMS" style:font-size-asian="11pt" style:font-name-complex="ComicSansMS" style:font-size-complex="11pt"/>
    </style:style>
    <style:style style:name="P3" style:family="paragraph" style:parent-style-name="Standard">
      <style:paragraph-properties fo:text-align="justify" style:justify-single-word="false"/>
      <style:text-properties style:font-name="Comic Sans MS" fo:font-size="11pt" style:font-name-asian="ComicSansMS" style:font-size-asian="11pt" style:font-name-complex="ComicSansMS" style:font-size-complex="11pt"/>
    </style:style>
    <style:style style:name="P4" style:family="paragraph" style:parent-style-name="Standard">
      <style:paragraph-properties style:text-autospace="none"/>
      <style:text-properties style:font-name="Comic Sans MS" fo:font-size="11pt" style:font-name-asian="ComicSansMS" style:font-size-asian="11pt" style:font-name-complex="ComicSansMS" style:font-size-complex="11pt"/>
    </style:style>
    <style:style style:name="P5" style:family="paragraph" style:parent-style-name="Standard">
      <style:paragraph-properties fo:text-align="justify" style:justify-single-word="false"/>
      <style:text-properties fo:font-variant="normal" fo:text-transform="none" style:use-window-font-color="true" style:text-line-through-style="none" style:text-line-through-type="none" style:font-name="Comic Sans MS" fo:font-size="11pt" fo:letter-spacing="normal" fo:font-style="normal" style:text-underline-style="none" fo:font-weight="normal" style:text-blinking="false" style:font-size-asian="11pt" style:font-size-complex="11pt"/>
    </style:style>
    <style:style style:name="P6" style:family="paragraph" style:parent-style-name="Standard">
      <style:paragraph-properties fo:text-align="justify" style:justify-single-word="false"/>
      <style:text-properties fo:font-variant="normal" fo:text-transform="none" style:use-window-font-color="true" style:text-line-through-style="none" style:text-line-through-type="none" style:font-name="Comic Sans MS" fo:font-size="11pt" fo:letter-spacing="normal" fo:font-style="normal" style:text-underline-style="none" fo:font-weight="normal" style:text-blinking="false" style:font-size-asian="11pt" style:font-size-complex="11pt"/>
    </style:style>
    <style:style style:name="P7" style:family="paragraph" style:parent-style-name="Standard">
      <style:paragraph-properties fo:text-align="justify" style:justify-single-word="false"/>
      <style:text-properties fo:font-variant="normal" fo:text-transform="none" style:use-window-font-color="true" style:text-line-through-style="none" style:text-line-through-type="none" style:font-name="Comic Sans MS" fo:font-size="11pt" fo:letter-spacing="normal" fo:font-style="normal" style:text-underline-style="none" fo:font-weight="normal" officeooo:paragraph-rsid="00134106" style:text-blinking="false" style:font-size-asian="11pt" style:font-size-complex="11pt"/>
    </style:style>
    <style:style style:name="P8" style:family="paragraph" style:parent-style-name="Standard">
      <style:paragraph-properties fo:text-align="justify" style:justify-single-word="false"/>
      <style:text-properties style:font-name="Comic Sans MS" fo:font-size="11pt" style:font-size-asian="11pt" style:font-size-complex="11pt"/>
    </style:style>
    <style:style style:name="P9" style:family="paragraph" style:parent-style-name="Standard">
      <style:paragraph-properties fo:text-align="justify" style:justify-single-word="false"/>
      <style:text-properties style:font-name="Comic Sans MS" fo:font-size="11pt" officeooo:rsid="00134106" officeooo:paragraph-rsid="00134106" style:font-size-asian="11pt" style:font-size-complex="11pt"/>
    </style:style>
    <style:style style:name="T1" style:family="text">
      <style:text-properties fo:font-variant="normal" fo:text-transform="none" style:use-window-font-color="true" style:text-line-through-style="none" style:text-line-through-type="none" style:font-name="Comic Sans MS" fo:font-size="11pt" fo:letter-spacing="normal" fo:font-style="normal" style:text-underline-style="none" fo:font-weight="normal" style:text-blinking="false" style:font-size-asian="11pt" style:font-size-complex="11pt"/>
    </style:style>
    <style:style style:name="T2" style:family="text">
      <style:text-properties fo:font-variant="normal" fo:text-transform="none" style:use-window-font-color="true" style:text-line-through-style="none" style:text-line-through-type="none" fo:letter-spacing="normal" fo:font-style="normal" style:text-underline-style="none" fo:font-weight="normal" style:text-blinking="false"/>
    </style:style>
    <style:style style:name="T3" style:family="text">
      <style:text-properties fo:font-variant="normal" fo:text-transform="none" style:use-window-font-color="true" style:text-line-through-style="none" style:text-line-through-type="none" fo:letter-spacing="normal" fo:font-style="normal" style:text-underline-style="none" fo:font-weight="normal" style:text-blinking="false" style:font-name-asian="ComicSansMS" style:font-name-complex="ComicSansMS"/>
    </style:style>
    <style:style style:name="T4" style:family="text">
      <style:text-properties fo:font-variant="normal" fo:text-transform="none" style:use-window-font-color="true" style:text-line-through-style="none" style:text-line-through-type="none" fo:letter-spacing="normal" fo:font-style="normal" style:text-underline-style="none" fo:font-weight="normal" officeooo:rsid="00134106" style:text-blinking="false"/>
    </style:style>
    <style:style style:name="T5" style:family="text">
      <style:text-properties style:font-name-asian="ComicSansMS" style:font-name-complex="ComicSansMS"/>
    </style:style>
    <style:style style:name="T6" style:family="text">
      <style:text-properties officeooo:rsid="0013410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 Théo DENOIX<text:tab/><text:tab/><text:tab/><text:tab/><text:tab/>Millau, le 4 septembre 2014</text:p>
      <text:p text:style-name="P1">3 place de la fraternité</text:p>
      <text:p text:style-name="P1">12100 Millau</text:p>
      <text:p text:style-name="P1"/>
      <text:p text:style-name="P1"><text:tab/><text:tab/><text:tab/><text:tab/><text:tab/><text:tab/><text:tab/><text:tab/><text:tab/></text:p>
      <text:p text:style-name="P1"><text:tab/><text:tab/><text:tab/><text:tab/><text:tab/><text:tab/><text:tab/><text:tab/></text:p>
      <text:p text:style-name="P1"/>
      <text:p text:style-name="P1"><text:tab/>Madame, <text:span text:style-name="T6">Monsieur</text:span> ,</text:p>
      <text:p text:style-name="P5"/>
      <text:p text:style-name="P5"><text:tab/>Après avoir effectué 2 années d'études qui n'ont pas abouti j'ai du revoir mon projet professionnel. Cette formation que je convoite depuis 2 ans me tiens donc particulièrement à cœur. <text:span text:style-name="T6">Dans ce but je recherche un stage de fin d'année pouvant possiblement aboutir sur un contrat en alternance.</text:span></text:p>
      <text:p text:style-name="P5"/>
      <text:p text:style-name="P1"><text:span text:style-name="T2"><text:tab/>L 'informatique est restée pour moi, depuis toujours et plus particulièrement depuis mon année d'étude à l'ISTIA, une passion et une curiosité. La programmation est resté depuis un de mes loisirs. Cette formation est l'occasion pour moi de transformer cette passion en un métier </text:span><text:span text:style-name="T4">et ce stage me permettrais de finaliser cette années avec une expérience enrichissante.</text:span></text:p>
      <text:p text:style-name="P1"><text:span text:style-name="T5"/></text:p>
      <text:p text:style-name="P9"><text:span text:style-name="T5"><text:tab/>Mes <text:s/>précédents emplois m’ont permis d’acquérir des qualités personnelles e professionnelles <text:s/>qui pourraient être utile pour ce poste. En effet, travailler au sein d’un établissement de Chambres et Table d’Hôtes m’a donné la possibilité de développer mes sens de l’organisation, des responsabilités et du détail. <text:s/>Veuillez trouver joint mon curriculum vitae, qui présente mes compétences et aptitudes de manière plus approfondie.</text:span></text:p>
      <text:p text:style-name="P7"/>
      <text:p text:style-name="P9"><text:span text:style-name="T3"><text:tab/>Je reste à votre entière disposition si vous désirez de plus amples renseignements sur mon parcours et mes motivations</text:span><text:span text:style-name="T5">.</text:span></text:p>
      <text:p text:style-name="P3"/>
      <text:p text:style-name="P2"><text:tab/>Dans l’attente d'une réponse, que j’espère positive ou d'un entretien, je vous prie, Madame, <text:span text:style-name="T6">Monsieur </text:span>d’accepter mes salutations distinguées.</text:p>
      <text:p text:style-name="P2"/>
      <text:p text:style-name="P4"><text:tab/>Théo DENO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micSansMS" svg:font-family="ComicSansMS" style:font-family-generic="script"/>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7T19:32:08.541000000</meta:creation-date>
    <meta:editing-duration>PT8M15S</meta:editing-duration>
    <meta:editing-cycles>2</meta:editing-cycles>
    <meta:generator>LibreOffice/4.3.5.2$Windows_x86 LibreOffice_project/3a87456aaa6a95c63eea1c1b3201acedf0751bd5</meta:generator>
    <dc:date>2015-01-27T19:40:11.652000000</dc:date>
    <meta:document-statistic meta:table-count="0" meta:image-count="0" meta:object-count="0" meta:page-count="1" meta:paragraph-count="12" meta:word-count="224" meta:character-count="1482" meta:non-whitespace-character-count="1237"/>
  </office:meta>
</office:document-meta>
</file>